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: 1348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5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76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1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1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58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2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2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14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7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70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56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32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76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3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87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7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3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8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5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25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578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30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928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0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2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9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5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2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3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4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75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54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7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0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6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54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1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2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33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35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2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813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25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65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5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4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9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7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2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5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07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4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6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459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4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2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4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58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3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8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35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9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6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42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2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2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28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9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80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54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1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72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7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3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95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2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4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0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18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11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79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9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9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5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8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55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6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4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4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0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90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1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8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7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58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5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2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89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83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3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0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6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31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0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50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7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923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537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4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71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4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76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4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0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5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3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9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3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47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3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14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73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2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18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2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2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36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00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4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36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9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30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60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3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1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1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99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3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4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9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3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1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7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9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5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5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5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2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1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67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91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3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8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2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56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6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2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14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09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5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9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97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50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6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1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42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06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9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1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74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27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1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8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8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4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9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9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9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2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33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6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7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8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68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51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2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6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4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31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05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4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24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07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9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70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8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47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10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4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7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0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9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0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3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72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6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012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7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1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875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6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80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04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6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2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17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3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109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48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899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05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9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5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24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6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3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8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93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09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71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6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2690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52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3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57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42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1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768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28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289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18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3555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736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0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6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79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939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885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8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4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25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2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76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9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04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2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13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6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4982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85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4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525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0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79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4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5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36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71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86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: 2671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ime: 2886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345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1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913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76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0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1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8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3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64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144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518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99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933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35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0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6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2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2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4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311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453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93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16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59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7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47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4969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213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270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544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9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61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1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693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9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504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4206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34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7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7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23752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54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8541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767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5676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: 2841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667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95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38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91</text:p>
          </table:table-cell>
          <table:table-cell table:style-name="Default"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59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2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3626</text:p>
          </table:table-cell>
          <table:table-cell table:style-name="Default"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2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10830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79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42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9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ime: 29035</text:p>
          </table:table-cell>
          <table:table-cell table:style-name="Default"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57:25.710255984</meta:creation-date>
    <dc:date>2017-06-26T12:38:16.977124200</dc:date>
    <meta:editing-duration>PT1H20M45S</meta:editing-duration>
    <meta:editing-cycles>15</meta:editing-cycles>
    <meta:generator>LibreOffice/4.2.8.2$Linux_X86_64 LibreOffice_project/420m0$Build-2</meta:generator>
    <meta:document-statistic meta:table-count="1" meta:cell-count="4224" meta:object-count="0"/>
  </office:meta>
</office:document-meta>
</file>